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Обычный-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Обычный-notes">
      <style:graphic-properties draw:fill-color="#ffffff" fo:min-height="13.364cm"/>
    </style:style>
    <style:style style:name="pr3" style:family="presentation" style:parent-style-name="Обычный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4" style:family="presentation" style:parent-style-name="Обычный_20_1-notes">
      <style:graphic-properties draw:fill-color="#ffffff" fo:min-height="13.364cm"/>
    </style:style>
    <style:style style:name="pr5"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Обычный_20_1-title">
      <style:graphic-properties draw:auto-grow-height="true" fo:min-height="3.681cm"/>
    </style:style>
    <style:style style:name="pr8" style:family="presentation" style:parent-style-name="Обычный_20_1-outline1">
      <style:graphic-properties fo:min-height="12.086cm"/>
    </style:style>
    <style:style style:name="pr9" style:family="presentation" style:parent-style-name="Обычный_20_1-title">
      <style:graphic-properties fo:min-height="3.681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5" style:family="paragraph">
      <style:paragraph-properties fo:margin-left="0cm" fo:margin-right="0cm" fo:text-indent="0cm"/>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24pt" fo:letter-spacing="normal" fo:font-style="italic" fo:text-shadow="1pt 1pt" style:text-underline-style="none" fo:font-weight="normal" style:font-size-asian="24pt" style:font-style-asian="italic" style:font-weight-asian="normal" style:font-size-complex="24pt" style:font-style-complex="italic" style:font-weight-complex="normal"/>
    </style:style>
    <style:style style:name="T5"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color="#000000" style:text-line-through-style="none" fo:font-family="Calibri" fo:font-size="28pt" fo:letter-spacing="normal" fo:font-style="italic" fo:text-shadow="1pt 1pt" style:text-underline-style="none" fo:font-weight="normal" style:font-size-asian="28pt" style:font-style-asian="italic" style:font-weight-asian="normal" style:font-size-complex="28pt" style:font-style-complex="italic" style:font-weight-complex="normal"/>
    </style:style>
    <style:style style:name="T7"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2e75b6"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name="Заголовок 1" presentation:style-name="pr1" draw:text-style-name="P2" draw:layer="layout" svg:width="25.399cm" svg:height="5cm" svg:x="4.2cm" svg:y="6.6cm" presentation:class="title" presentation:user-transformed="true">
          <draw:text-box>
            <text:p text:style-name="P1"><text:span text:style-name="T1">Основи роботи з системою контролю версій Gi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Обычный_20_1" presentation:presentation-page-layout-name="AL2T11">
        <office:forms form:automatic-focus="false" form:apply-design-mode="false"/>
        <draw:frame draw:name="Объект 2" presentation:style-name="pr3" draw:text-style-name="P2" draw:layer="layout" svg:width="29.209cm" svg:height="17.96cm" svg:x="2.328cm" svg:y="1.089cm" presentation:class="outline" presentation:user-transformed="true">
          <draw:text-box>
            <text:p text:style-name="P3"><text:span text:style-name="T2"/></text:p>
            <text:p text:style-name="P3"><text:span text:style-name="T2"/></text:p>
            <text:p text:style-name="P3"><text:span text:style-name="T2"><text:tab/></text:span><text:span text:style-name="T2">Якщо ви графічний або веб-дизайнер і хочете зберегти кожну версію зображення або макета (швидше за все, захочете), система контролю версій (далі СКВ) якраз те, що потрібно. Вона дозволяє повернути вибрані файли до попереднього стану, повернути весь проект до попереднього стану, побачити зміни, побачити, хто останній міняв щось і спровокував проблему, хто виправляв проблему і коли, та багато іншого. Якщо ви зламали щось або втратили файли, ви просто можете все виправити.</text:span><text:span text:style-name="T2"><text:line-break/></text:span><text:span text:style-name="T2"/></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Переваги СКВ "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ереваги СКВ </text:span></text:p>
          </draw:text-box>
        </draw:frame>
        <draw:frame draw:name="Объект 2" presentation:style-name="pr3" draw:text-style-name="P2" draw:layer="layout" svg:width="29.209cm" svg:height="12.086cm" svg:x="2.328cm" svg:y="5.071cm" presentation:class="outline" presentation:user-transformed="true">
          <draw:text-box>
            <text:p text:style-name="P3"><text:span text:style-name="T2">Системи контролю версії надають:</text:span></text:p>
            <text:list text:style-name="L3">
              <text:list-item>
                <text:list>
                  <text:list-item>
                    <text:p text:style-name="P4"><text:span text:style-name="T3">Можливість створення різних версій одного документу;</text:span></text:p>
                  </text:list-item>
                  <text:list-item>
                    <text:p text:style-name="P4"><text:span text:style-name="T3">Надійних спосіб зберігання файлів проекту.</text:span></text:p>
                  </text:list-item>
                  <text:list-item>
                    <text:p text:style-name="P4"><text:span text:style-name="T3">Документування всіх змін (коли і ким було змінено/додано, хто який рядок змінив);</text:span></text:p>
                  </text:list-item>
                  <text:list-item>
                    <text:p text:style-name="P4"><text:span text:style-name="T3">Функція контролю доступу користувачів до файлів. Є можливість його обмеження;</text:span></text:p>
                  </text:list-item>
                  <text:list-item>
                    <text:p text:style-name="P4"><text:span text:style-name="T3">Можливість роботи багатьох програмістів над одним і тим самим файлом з функцією вирішенням конфліктів при виникненні незрозумілих ситуацій.</text:span></text:p>
                  </text:list-item>
                </text:list>
              </text:list-item>
            </text:list>
            <text:p text:style-name="P3"><text:span text:style-name="T2"/></text:p>
          </draw:text-box>
        </draw:frame>
        <presentation:notes draw:style-name="dp2">
          <draw:page-thumbnail draw:style-name="gr1" draw:layer="layout" svg:width="19.798cm" svg:height="11.136cm" svg:x="0.6cm" svg:y="2.257cm" draw:page-number="3" presentation:class="page"/>
          <draw:frame presentation:style-name="pr4" draw:layer="layout" svg:width="16.799cm" svg:height="13.364cm" svg:x="2.1cm" svg:y="14.107cm" presentation:class="notes" presentation:placeholder="true">
            <draw:text-box/>
          </draw:frame>
        </presentation:notes>
      </draw:page>
      <draw:page draw:name="Переваги СКВ "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ереваги СКВ </text:span></text:p>
          </draw:text-box>
        </draw:frame>
        <draw:frame draw:name="Объект 2" presentation:style-name="pr3" draw:text-style-name="P2" draw:layer="layout" svg:width="29.209cm" svg:height="13.978cm" svg:x="2.328cm" svg:y="5.071cm" presentation:class="outline" presentation:user-transformed="true">
          <draw:text-box>
            <text:p text:style-name="P3"><text:span text:style-name="T2"><text:tab/></text:span><text:span text:style-name="T2">Система контролю дозволяє зберігати попередні версії файлів та завантажувати їх за потребою. Вона зберігає повну інформацію про версію кожного з файлів, а також повну структуру проекту на всіх стадіях розробки. Місце зберігання даних файлів називають репозиторієм. В середині кожного з репозиторіїв можуть бути створені паралельні лінії розробки — гілки.</text:span></text:p>
            <text:p text:style-name="P3"><text:span text:style-name="T2"><text:tab/></text:span><text:span text:style-name="T2">Гілки використовують для зберігання експериментальних, незавершених(alpha, beta) та повністю робочих версій проекту(final).</text:span></text:p>
            <text:p text:style-name="P3"><text:span text:style-name="T2"><text:tab/></text:span><text:span text:style-name="T2">Використання системи контролю версії є необхідним для роботи над великими проектами, з великою кількістю розробників. </text:span></text:p>
            <text:p text:style-name="P3"><text:span text:style-name="T2"><text:line-break/></text:span><text:span text:style-name="T2"/></text:p>
          </draw:text-box>
        </draw:frame>
        <presentation:notes draw:style-name="dp2">
          <draw:page-thumbnail draw:style-name="gr1" draw:layer="layout" svg:width="19.798cm" svg:height="11.136cm" svg:x="0.6cm" svg:y="2.257cm" draw:page-number="4" presentation:class="page"/>
          <draw:frame presentation:style-name="pr4" draw:layer="layout" svg:width="16.799cm" svg:height="13.364cm" svg:x="2.1cm" svg:y="14.107cm" presentation:class="notes" presentation:placeholder="true">
            <draw:text-box/>
          </draw:frame>
        </presentation:notes>
      </draw:page>
      <draw:page draw:name="Основи"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Основи</text:span></text:p>
          </draw:text-box>
        </draw:frame>
        <draw:frame draw:name="Объект 2" presentation:style-name="pr6" draw:text-style-name="P2" draw:layer="layout" svg:width="29.209cm" svg:height="13.635cm" svg:x="2.328cm" svg:y="5.071cm" presentation:class="outline" presentation:user-transformed="true">
          <draw:text-box>
            <text:p text:style-name="P3"><text:span text:style-name="T2"><text:s text:c="5"/></text:span><text:span text:style-name="T2">В останні роки популярність git демонструє постійне зростання. Ця система контролю версій використовується різними проектами з відкритим вихідним кодом.</text:span><text:span text:style-name="T2"><text:tab/></text:span></text:p>
            <text:p text:style-name="P3"><text:span text:style-name="T2"><text:s text:c="4"/></text:span><text:span text:style-name="T2">Git - це набір консольних утиліт, які відстежують і фіксують зміни в файлах (найчастіше мова йде про вихідний код програм, але ви можете використовувати його для будь-яких файлів на ваш смак). З його допомогою ви можете відкотитися на більш стару версію вашого проекту, порівнювати, аналізувати, зливати зміни і багато іншого. Цей процес називається контролем версій. Існують різні системи для контролю версій. Ви, можливо, про них чули: SVN, Mercurial, Perforce, CVS, Bitkeeper і інші.</text:span></text:p>
          </draw:text-box>
        </draw:frame>
        <presentation:notes draw:style-name="dp2">
          <draw:page-thumbnail draw:style-name="gr1" draw:layer="layout" svg:width="19.798cm" svg:height="11.136cm" svg:x="0.6cm" svg:y="2.257cm" draw:page-number="5" presentation:class="page"/>
          <draw:frame presentation:style-name="pr4" draw:layer="layout" svg:width="16.799cm" svg:height="13.364cm" svg:x="2.1cm" svg:y="14.107cm" presentation:class="notes" presentation:placeholder="true">
            <draw:text-box/>
          </draw:frame>
        </presentation:notes>
      </draw:page>
      <draw:page draw:name="Основи"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Основи</text:span></text:p>
          </draw:text-box>
        </draw:frame>
        <draw:frame draw:name="Объект 2" presentation:style-name="pr6" draw:text-style-name="P2" draw:layer="layout" svg:width="29.209cm" svg:height="14.01cm" svg:x="2.328cm" svg:y="4.696cm" presentation:class="outline" presentation:user-transformed="true">
          <draw:text-box>
            <text:p text:style-name="P3"><text:span text:style-name="T2"><text:tab/></text:span><text:span text:style-name="T2">Git є розподіленим, тобто не залежить від одного центрального сервера, на якому зберігаються файли. Замість цього він працює повністю локально, зберігаючи дані в папках на жорсткому диску, які називаються репозиторієм. Тим не менш, ви можете зберігати копію сховища онлайн, це сильно полегшує роботу над одним проектом для кількох людей. Для цього використовуються сайти на кшталт github і bitbucket.</text:span></text:p>
          </draw:text-box>
        </draw:frame>
        <presentation:notes draw:style-name="dp2">
          <draw:page-thumbnail draw:style-name="gr1" draw:layer="layout" svg:width="19.798cm" svg:height="11.136cm" svg:x="0.6cm" svg:y="2.257cm" draw:page-number="6" presentation:class="page"/>
          <draw:frame presentation:style-name="pr4" draw:layer="layout" svg:width="16.799cm" svg:height="13.364cm" svg:x="2.1cm" svg:y="14.107cm" presentation:class="notes" presentation:placeholder="true">
            <draw:text-box/>
          </draw:frame>
        </presentation:notes>
      </draw:page>
      <draw:page draw:name="Встановлення"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становлення</text:span></text:p>
          </draw:text-box>
        </draw:frame>
        <draw:frame draw:name="Объект 2" presentation:style-name="pr3" draw:text-style-name="P2" draw:layer="layout" svg:width="29.209cm" svg:height="16.249cm" svg:x="2.328cm" svg:y="2.8cm" presentation:class="outline" presentation:user-transformed="true">
          <draw:text-box>
            <text:p text:style-name="P3"><text:span text:style-name="T2">Встановити git на свою машину дуже просто:</text:span></text:p>
            <text:list text:style-name="L3">
              <text:list-item>
                <text:list>
                  <text:list-header>
                    <text:p text:style-name="P4"><text:span text:style-name="T3"><text:s text:c="4"/></text:span><text:span text:style-name="T3">Linux - потрібно просто відкрити термінал і встановити додаток за допомогою пакетного менеджера вашого дистрибутива. Для Ubuntu команда буде виглядати наступним чином: <text:s text:c="2"/></text:span></text:p>
                  </text:list-header>
                  <text:list-item>
                    <text:p text:style-name="P4"><text:span text:style-name="T3">sudo apt-get install git</text:span></text:p>
                  </text:list-item>
                </text:list>
              </text:list-item>
            </text:list>
            <text:list text:style-name="L4">
              <text:list-item>
                <text:list>
                  <text:list-header>
                    <text:p text:style-name="P4"><text:span text:style-name="T3"><text:s text:c="4"/></text:span><text:span text:style-name="T3">Windows - ми рекомендуємо git for windows, так як він містить і клієнт з графічним інтерфейсом, і емулятор bash.</text:span></text:p>
                  </text:list-header>
                  <text:list-item>
                    <text:p text:style-name="P4"><text:span text:style-name="T3">OS X - найпростіше скористатися homebrew. Після його установки запустіть в терміналі:</text:span></text:p>
                  </text:list-item>
                  <text:list-item>
                    <text:p text:style-name="P4"><text:span text:style-name="T3">brew install git</text:span></text:p>
                  </text:list-item>
                </text:list>
              </text:list-item>
            </text:list>
            <text:p text:style-name="P3"><text:span text:style-name="T2"><text:s text:c="4"/></text:span><text:span text:style-name="T2">Якщо ви тільки починаєте працювати з git, клієнт з графічним інтерфейсом (наприклад GitHub Desktop і Sourcetree) буде корисний, але, тим не менш, знати команди дуже важливо.</text:span></text:p>
          </draw:text-box>
        </draw:frame>
        <presentation:notes draw:style-name="dp2">
          <draw:page-thumbnail draw:style-name="gr1" draw:layer="layout" svg:width="19.798cm" svg:height="11.136cm" svg:x="0.6cm" svg:y="2.257cm" draw:page-number="7" presentation:class="page"/>
          <draw:frame presentation:style-name="pr4" draw:layer="layout" svg:width="16.799cm" svg:height="13.364cm" svg:x="2.1cm" svg:y="14.107cm" presentation:class="notes" presentation:placeholder="true">
            <draw:text-box/>
          </draw:frame>
        </presentation:notes>
      </draw:page>
      <draw:page draw:name="Настройка"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Настройка</text:span></text:p>
          </draw:text-box>
        </draw:frame>
        <draw:frame draw:name="Объект 2" presentation:style-name="pr6" draw:text-style-name="P2" draw:layer="layout" svg:width="29.209cm" svg:height="12.086cm" svg:x="2.328cm" svg:y="5.071cm" presentation:class="outline" presentation:user-transformed="true">
          <draw:text-box>
            <text:p text:style-name="P3"><text:span text:style-name="T2"><text:tab/></text:span><text:span text:style-name="T2">Для налаштування нашого імені користувача та адреси електронної пошти відкрийте термінал і запустіть команди:</text:span></text:p>
            <text:p text:style-name="P3"><text:span text:style-name="T2"/></text:p>
            <text:list text:style-name="L5">
              <text:list-item>
                <text:list>
                  <text:list-item>
                    <text:p text:style-name="P4"><text:span text:style-name="T4">git config --global user.name</text:span><text:span text:style-name="T3"> "Name"</text:span></text:p>
                  </text:list-item>
                  <text:list-item>
                    <text:p text:style-name="P4"><text:span text:style-name="T4">git config --global user.email</text:span><text:span text:style-name="T3"> email@example.com</text:span></text:p>
                  </text:list-item>
                </text:list>
              </text:list-item>
            </text:list>
            <text:p text:style-name="P3"><text:span text:style-name="T2"/></text:p>
            <text:p text:style-name="P3"><text:span text:style-name="T2"><text:tab/></text:span><text:span text:style-name="T2">Тепер кожна наша дія буде відзначено ім'ям і поштою. Таким чином, наші колеги завжди будуть в курсі, хто відповідає за які зміни .</text:span></text:p>
          </draw:text-box>
        </draw:frame>
        <presentation:notes draw:style-name="dp2">
          <draw:page-thumbnail draw:style-name="gr1" draw:layer="layout" svg:width="19.798cm" svg:height="11.136cm" svg:x="0.6cm" svg:y="2.257cm" draw:page-number="8" presentation:class="page"/>
          <draw:frame presentation:style-name="pr4" draw:layer="layout" svg:width="16.799cm" svg:height="13.364cm" svg:x="2.1cm" svg:y="14.107cm" presentation:class="notes" presentation:placeholder="true">
            <draw:text-box/>
          </draw:frame>
        </presentation:notes>
      </draw:page>
      <draw:page draw:name="Створення нового репозиторія"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Створення нового репозиторія</text:span></text:p>
          </draw:text-box>
        </draw:frame>
        <draw:frame draw:name="Объект 2" presentation:style-name="pr3" draw:text-style-name="P2" draw:layer="layout" svg:width="29.209cm" svg:height="14.2cm" svg:x="2.328cm" svg:y="3.6cm" presentation:class="outline" presentation:user-transformed="true">
          <draw:text-box>
            <text:list text:style-name="L6">
              <text:list-header>
                <text:p text:style-name="P3"><text:span text:style-name="T2"><text:s text:c="4"/></text:span><text:span text:style-name="T2">Як ми відзначили раніше, git зберігає свої файли та історію прямо в папці проекту. Щоб створити новий репозиторій, нам потрібно відкрити термінал, зайти в папку нашого проекту і виконати команду init. Це включить додаток в цій конкретній папці і створить приховану директорію .git, де буде зберігатися історія сховища та налаштування.</text:span></text:p>
                <text:p text:style-name="P3"><text:span text:style-name="T2"><text:s text:c="4"/></text:span><text:span text:style-name="T2">Створіть на робочому столі папку під назвою test_git. Відкрийте gitbash і у вікні терміналу введіть команду:</text:span></text:p>
              </text:list-header>
            </text:list>
            <text:list text:style-name="L5">
              <text:list-item>
                <text:list>
                  <text:list-item>
                    <text:p text:style-name="P4"><text:span text:style-name="T4">git init</text:span></text:p>
                  </text:list-item>
                </text:list>
                <text:p text:style-name="P3"><text:span text:style-name="T2"><text:s text:c="3"/></text:span><text:span text:style-name="T2">Репозиторій поки що порожній. Тепер створіть текстовий файл під назвою test і збережіть його в директорії test_git.</text:span></text:p>
              </text:list-item>
            </text:list>
          </draw:text-box>
        </draw:frame>
        <presentation:notes draw:style-name="dp2">
          <draw:page-thumbnail draw:style-name="gr1" draw:layer="layout" svg:width="19.798cm" svg:height="11.136cm" svg:x="0.6cm" svg:y="2.257cm" draw:page-number="9" presentation:class="page"/>
          <draw:frame presentation:style-name="pr4" draw:layer="layout" svg:width="16.799cm" svg:height="13.364cm" svg:x="2.1cm" svg:y="14.107cm" presentation:class="notes" presentation:placeholder="true">
            <draw:text-box/>
          </draw:frame>
        </presentation:notes>
      </draw:page>
      <draw:page draw:name="Визначення стану"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0.4cm" presentation:class="title" presentation:user-transformed="true">
          <draw:text-box>
            <text:p text:style-name="P1"><text:span text:style-name="T1">Визначення стану</text:span></text:p>
          </draw:text-box>
        </draw:frame>
        <draw:frame draw:name="Объект 2" presentation:style-name="pr3" draw:text-style-name="P2" draw:layer="layout" svg:width="29.209cm" svg:height="15.38cm" svg:x="2.328cm" svg:y="2cm" presentation:class="outline" presentation:user-transformed="true">
          <draw:text-box>
            <text:list text:style-name="L6">
              <text:list-header>
                <text:p text:style-name="P3"><text:span text:style-name="T3"><text:s text:c="4"/></text:span><text:span text:style-name="T3">status - це ще одна найважливіша команда, яка показує інформацію про поточний стан сховища: актуальна інформація в ньому, чи немає чогось нового, що змінилося, і так далі. Запуск git status на нашому новоствореного репозиторії повинен видати:</text:span></text:p>
              </text:list-header>
            </text:list>
            <text:list text:style-name="L4">
              <text:list-item>
                <text:list>
                  <text:list-item>
                    <text:p text:style-name="P4"><text:span text:style-name="T3">$ </text:span><text:span text:style-name="T4">git status</text:span></text:p>
                    <text:list>
                      <text:list-header>
                        <text:p text:style-name="P5"><text:span text:style-name="T5">On branch master</text:span></text:p>
                        <text:p text:style-name="P5"><text:span text:style-name="T5">Initial commit</text:span></text:p>
                        <text:p text:style-name="P5"><text:span text:style-name="T5">Untracked files:</text:span></text:p>
                        <text:p text:style-name="P5"><text:span text:style-name="T5">(Use "git add ..." to include in what will be committed)</text:span></text:p>
                        <text:p text:style-name="P5"><text:span text:style-name="T5">test.txt</text:span></text:p>
                      </text:list-header>
                    </text:list>
                  </text:list-item>
                </text:list>
                <text:p text:style-name="P3"><text:span text:style-name="T2"><text:s text:c="4"/></text:span><text:span text:style-name="T3">Повідомлення говорить про те, що файл test.txt невідслідковується. Це означає, що файл новий і система ще не знає, чи потрібно стежити за змінами у файлі чи його можна просто ігнорувати. Для того, щоб почати відстежувати новий файл, потрібно його спеціальним чином додати.</text:span></text:p>
              </text:list-item>
            </text:list>
          </draw:text-box>
        </draw:frame>
        <presentation:notes draw:style-name="dp2">
          <draw:page-thumbnail draw:style-name="gr1" draw:layer="layout" svg:width="19.798cm" svg:height="11.136cm" svg:x="0.6cm" svg:y="2.257cm" draw:page-number="10" presentation:class="page"/>
          <draw:frame presentation:style-name="pr4" draw:layer="layout" svg:width="16.799cm" svg:height="13.364cm" svg:x="2.1cm" svg:y="14.107cm" presentation:class="notes" presentation:placeholder="true">
            <draw:text-box/>
          </draw:frame>
        </presentation:notes>
      </draw:page>
      <draw:page draw:name="Підготовка файлів"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ідготовка файлів</text:span></text:p>
          </draw:text-box>
        </draw:frame>
        <draw:frame draw:name="Объект 2" presentation:style-name="pr6" draw:text-style-name="P2" draw:layer="layout" svg:width="29.209cm" svg:height="15.259cm" svg:x="2.328cm" svg:y="3.79cm" presentation:class="outline" presentation:user-transformed="true">
          <draw:text-box>
            <text:list text:style-name="L6">
              <text:list-header>
                <text:p text:style-name="P3"><text:span text:style-name="T2"><text:s text:c="4"/></text:span><text:span text:style-name="T2">У git є концепція області підготовлених файлів. Можна уявити її як полотно, на який наносять зміни, які потрібні в коміті. Спершу він порожній, але потім ми додаємо в нього файли командою add і, нарешті, комітимо все потрібне в репозиторій (створюємо зліпок потрібного нам стану) командою commit.</text:span></text:p>
                <text:p text:style-name="P3"><text:span text:style-name="T2"><text:s text:c="4"/></text:span><text:span text:style-name="T2">У нашому випадку у нас тільки один файл, так що додамо його:</text:span></text:p>
              </text:list-header>
            </text:list>
            <text:list text:style-name="L4">
              <text:list-item>
                <text:list>
                  <text:list-item>
                    <text:p text:style-name="P4"><text:span text:style-name="T3">$ </text:span><text:span text:style-name="T4">git add test.txt</text:span></text:p>
                  </text:list-item>
                </text:list>
              </text:list-item>
            </text:list>
            <text:p text:style-name="P5"><text:span text:style-name="T3"/></text:p>
            <text:list text:continue-numbering="true" text:style-name="L4">
              <text:list-header>
                <text:p text:style-name="P3"><text:span text:style-name="T2"><text:s text:c="4"/></text:span><text:span text:style-name="T2">Якщо нам потрібно додати всі, що знаходиться в директорії, ми можемо використовувати</text:span></text:p>
                <text:list>
                  <text:list-item>
                    <text:p text:style-name="P4"><text:span text:style-name="T3">$ </text:span><text:span text:style-name="T4">git add .</text:span></text:p>
                  </text:list-item>
                </text:list>
              </text:list-header>
            </text:list>
            <text:p text:style-name="P3"><text:span text:style-name="T2"/></text:p>
          </draw:text-box>
        </draw:frame>
        <presentation:notes draw:style-name="dp2">
          <draw:page-thumbnail draw:style-name="gr1" draw:layer="layout" svg:width="19.798cm" svg:height="11.136cm" svg:x="0.6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draw:text-box>
        </draw:frame>
        <draw:frame draw:name="Объект 2" presentation:style-name="pr3" draw:text-style-name="P2" draw:layer="layout" svg:width="29.209cm" svg:height="12.086cm" svg:x="2.328cm" svg:y="1.114cm" presentation:class="outline" presentation:user-transformed="true">
          <draw:text-box>
            <text:list text:style-name="L6">
              <text:list-header>
                <text:p text:style-name="P3"><text:span text:style-name="T2"><text:s text:c="4"/></text:span><text:span text:style-name="T2">Перевіримо статус знову, на цей раз ми повинні отримати іншу відповідь:</text:span></text:p>
              </text:list-header>
            </text:list>
            <text:list text:style-name="L4">
              <text:list-item>
                <text:list>
                  <text:list-item>
                    <text:p text:style-name="P4"><text:span text:style-name="T3">$ </text:span><text:span text:style-name="T4">git status</text:span></text:p>
                    <text:list>
                      <text:list-header>
                        <text:p text:style-name="P5"><text:span text:style-name="T5">On branch master</text:span></text:p>
                        <text:p text:style-name="P5"><text:span text:style-name="T5">Initial commit</text:span></text:p>
                        <text:p text:style-name="P5"><text:span text:style-name="T5">Changes to be committed:</text:span></text:p>
                        <text:p text:style-name="P5"><text:span text:style-name="T5">(use "git rm --cached ..." to unstage)</text:span></text:p>
                        <text:p text:style-name="P5"><text:span text:style-name="T5">new file: test.txt</text:span></text:p>
                      </text:list-header>
                    </text:list>
                  </text:list-item>
                </text:list>
                <text:p text:style-name="P3"><text:span text:style-name="T2"><text:s text:c="4"/></text:span><text:span text:style-name="T2">Файл готовий до коміту. Повідомлення про стан також говорить нам про те, які зміни щодо файлу були проведені в області підготовки - в даному випадку це новий файл, але файли можуть бути модифіковані або видалені.</text:span></text:p>
              </text:list-item>
            </text:list>
            <text:p text:style-name="P5"><text:span text:style-name="T3"/></text:p>
          </draw:text-box>
        </draw:frame>
        <presentation:notes draw:style-name="dp2">
          <draw:page-thumbnail draw:style-name="gr1" draw:layer="layout" svg:width="19.798cm" svg:height="11.136cm" svg:x="0.6cm" svg:y="2.257cm" draw:page-number="12" presentation:class="page"/>
          <draw:frame presentation:style-name="pr4" draw:layer="layout" svg:width="16.799cm" svg:height="13.364cm" svg:x="2.1cm" svg:y="14.107cm" presentation:class="notes" presentation:placeholder="true">
            <draw:text-box/>
          </draw:frame>
        </presentation:notes>
      </draw:page>
      <draw:page draw:name="Коміт (фіксація змін)" draw:style-name="dp3"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Коміт (фіксація змін)</text:span></text:p>
          </draw:text-box>
        </draw:frame>
        <draw:frame draw:name="Объект 2" presentation:style-name="pr3" draw:text-style-name="P2" draw:layer="layout" svg:width="29.209cm" svg:height="12.086cm" svg:x="2.328cm" svg:y="3.714cm" presentation:class="outline" presentation:user-transformed="true">
          <draw:text-box>
            <text:list text:style-name="L6">
              <text:list-header>
                <text:p text:style-name="P3"><text:span text:style-name="T2"><text:s text:c="5"/></text:span><text:span text:style-name="T2">Коміт є станом сховища в певний момент часу. Це схоже на снапшот, до якого ми можемо повернутися і побачити стан об'єктів на певний момент часу.</text:span></text:p>
                <text:p text:style-name="P3"><text:span text:style-name="T2"><text:s text:c="4"/></text:span><text:span text:style-name="T2">Щоб зафіксувати зміни, нам потрібно хоча б одна зміна в області підготовки (ми тільки що створили його за допомогою git add), після якого ми можемо зробити коміт: <text:s text:c="2"/></text:span></text:p>
              </text:list-header>
            </text:list>
            <text:list text:style-name="L4">
              <text:list-item>
                <text:list>
                  <text:list-item>
                    <text:p text:style-name="P4"><text:span text:style-name="T3">$ </text:span><text:span text:style-name="T4">git commit -m “first commit."</text:span></text:p>
                  </text:list-item>
                </text:list>
                <text:p text:style-name="P3"><text:span text:style-name="T2"><text:s text:c="4"/></text:span><text:span text:style-name="T2">Ця команда створить новий коміт з усіма змінами з процесі підготовки (додавання файлу test.txt). Ключ -m і повідомлення «first commit.» - це створений користувачем опис всіх змін, включених в коміт. Вважається доброю практикою робити коміти часто і завжди писати змістовні коментарі.</text:span></text:p>
              </text:list-item>
            </text:list>
          </draw:text-box>
        </draw:frame>
        <presentation:notes draw:style-name="dp2">
          <draw:page-thumbnail draw:style-name="gr1" draw:layer="layout" svg:width="19.798cm" svg:height="11.136cm" svg:x="0.6cm" svg:y="2.257cm" draw:page-number="13" presentation:class="page"/>
          <draw:frame presentation:style-name="pr4" draw:layer="layout" svg:width="16.799cm" svg:height="13.364cm" svg:x="2.1cm" svg:y="14.107cm" presentation:class="notes" presentation:placeholder="true">
            <draw:text-box/>
          </draw:frame>
        </presentation:notes>
      </draw:page>
      <draw:page draw:name="Віддалені репозиторії"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іддалені репозиторії</text:span></text:p>
          </draw:text-box>
        </draw:frame>
        <draw:frame draw:name="Объект 2" presentation:style-name="pr6" draw:text-style-name="P2" draw:layer="layout" svg:width="29.209cm" svg:height="12.086cm" svg:x="2.328cm" svg:y="5.071cm" presentation:class="outline" presentation:user-transformed="true">
          <draw:text-box>
            <text:list text:style-name="L6">
              <text:list-header>
                <text:p text:style-name="P3"><text:span text:style-name="T2"><text:s text:c="4"/></text:span><text:span text:style-name="T2">Зараз наш коміт є локальним - існує тільки в директорії <text:s/>.git в нашій файловій системі. Незважаючи на те, що сам по собі локальний репозиторій корисний, в більшості випадків ми хочемо поділитися нашою роботою або доставити код на сервер, де він буде виконуватися. <text:s text:c="2"/></text:span></text:p>
              </text:list-header>
            </text:list>
          </draw:text-box>
        </draw:frame>
        <presentation:notes draw:style-name="dp2">
          <draw:page-thumbnail draw:style-name="gr1" draw:layer="layout" svg:width="19.798cm" svg:height="11.136cm" svg:x="0.6cm" svg:y="2.257cm" draw:page-number="14" presentation:class="page"/>
          <draw:frame presentation:style-name="pr4" draw:layer="layout" svg:width="16.799cm" svg:height="13.364cm" svg:x="2.1cm" svg:y="14.107cm" presentation:class="notes" presentation:placeholder="true">
            <draw:text-box/>
          </draw:frame>
        </presentation:notes>
      </draw:page>
      <draw:page draw:name="Підключення до віддаленого репозиторію"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ідключення до віддаленого репозиторію</text:span></text:p>
          </draw:text-box>
        </draw:frame>
        <draw:frame draw:name="Объект 2" presentation:style-name="pr3" draw:text-style-name="P2" draw:layer="layout" svg:width="29.209cm" svg:height="15.299cm" svg:x="2.328cm" svg:y="3.101cm" presentation:class="outline" presentation:user-transformed="true">
          <draw:text-box>
            <text:list text:style-name="L6">
              <text:list-header>
                <text:p text:style-name="P3"><text:span text:style-name="T2"><text:s text:c="4"/></text:span><text:span text:style-name="T2">Щоб завантажити що-небудь в віддалений репозиторій, спочатку потрібно до нього підключитися. В прикладі нижче вказано адресу https://github.com/test-project, але вам потрібно замінити на адресу свого репозиторю в GitHub, BitBucket або будь-якому іншому сервісі. Реєстрація та установка може зайняти час, але всі подібні сервіси надають хорошу документацію.</text:span></text:p>
                <text:p text:style-name="P3"><text:span text:style-name="T2"><text:s text:c="4"/></text:span><text:span text:style-name="T2">Щоб зв'язати наш локальний репозиторій з репозиторієм на GitHub, виконаємо наступну команду в терміналі. Зверніть увагу, що потрібно обов'язково змінити URI сховища на свій.</text:span></text:p>
                <text:list>
                  <text:list-header>
                    <text:p text:style-name="P5"><text:span text:style-name="T2">$</text:span><text:span text:style-name="T6"> git remote add origin</text:span><text:span text:style-name="T2"> https://github.com/test-project.git</text:span></text:p>
                  </text:list-header>
                </text:list>
                <text:p text:style-name="P3"><text:span text:style-name="T2"><text:s text:c="4"/></text:span><text:span text:style-name="T2">Проект може мати кілька віддалених репозиторіїв одночасно. Щоб їх розрізняти, ми дамо їм різні імена. Зазвичай головний репозиторій називається origin.</text:span></text:p>
              </text:list-header>
            </text:list>
          </draw:text-box>
        </draw:frame>
        <presentation:notes draw:style-name="dp2">
          <draw:page-thumbnail draw:style-name="gr1" draw:layer="layout" svg:width="19.798cm" svg:height="11.136cm" svg:x="0.6cm" svg:y="2.257cm" draw:page-number="15" presentation:class="page"/>
          <draw:frame presentation:style-name="pr4" draw:layer="layout" svg:width="16.799cm" svg:height="13.364cm" svg:x="2.1cm" svg:y="14.107cm" presentation:class="notes" presentation:placeholder="true">
            <draw:text-box/>
          </draw:frame>
        </presentation:notes>
      </draw:page>
      <draw:page draw:name="Відправка змін на сервер"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2cm" svg:x="2.4cm" svg:y="0.2cm" presentation:class="title" presentation:user-transformed="true">
          <draw:text-box>
            <text:p text:style-name="P1"><text:span text:style-name="T1">Відправка змін на сервер <text:s/></text:span></text:p>
          </draw:text-box>
        </draw:frame>
        <draw:frame draw:name="Объект 2" presentation:style-name="pr3" draw:text-style-name="P2" draw:layer="layout" svg:width="29.209cm" svg:height="17.035cm" svg:x="2.578cm" svg:y="2.015cm" presentation:class="outline" presentation:user-transformed="true">
          <draw:text-box>
            <text:list text:style-name="L6">
              <text:list-header>
                <text:p text:style-name="P3"><text:span text:style-name="T3"><text:s text:c="3"/></text:span><text:span text:style-name="T5"><text:s/></text:span><text:span text:style-name="T5">Зараз ми відправимо наш локальний коміт на сервер. Цей процес відбувається кожного разу, коли ми хочемо оновити дані в віддаленому репозиторії.</text:span></text:p>
                <text:p text:style-name="P3"><text:span text:style-name="T3"><text:s text:c="4"/></text:span><text:span text:style-name="T3">Команда, яка призначена для цього - push. Вона приймає два параметри: ім'я віддаленого сховища (ми назвали наш origin) і гілку, в яку необхідно внести зміни (master - це гілка за замовчуванням для всіх репозиторіїв).</text:span></text:p>
              </text:list-header>
            </text:list>
            <text:list text:style-name="L4">
              <text:list-item>
                <text:list>
                  <text:list-item>
                    <text:p text:style-name="P4"><text:span text:style-name="T3">$ </text:span><text:span text:style-name="T4">git push origin master</text:span></text:p>
                    <text:list>
                      <text:list-header>
                        <text:p text:style-name="P5"><text:span text:style-name="T5">Counting objects: 3, done.</text:span></text:p>
                        <text:p text:style-name="P5"><text:span text:style-name="T5">Writing objects: 100% (3/3), 212 bytes | 0 bytes / s, done.</text:span></text:p>
                        <text:p text:style-name="P5"><text:span text:style-name="T5">Total 3 (delta 0), reused 0 (delta 0)</text:span></text:p>
                        <text:p text:style-name="P5"><text:span text:style-name="T5">To https://github.com/test-project.git</text:span></text:p>
                        <text:p text:style-name="P5"><text:span text:style-name="T5">* [New branch] master -&gt; master</text:span></text:p>
                      </text:list-header>
                    </text:list>
                  </text:list-item>
                </text:list>
                <text:p text:style-name="P3"><text:span text:style-name="T3"><text:s text:c="3"/></text:span><text:span text:style-name="T5"><text:s/></text:span><text:span text:style-name="T5">Залежно від сервісу, який ви використовуєте, вам може знадобитися аутентифікація, щоб зміни відправилися. Якщо все зроблено правильно, то коли ви подивитесь в віддалений репозиторій за допомогою браузера, ви побачите файл test.txt</text:span></text:p>
              </text:list-item>
            </text:list>
          </draw:text-box>
        </draw:frame>
        <presentation:notes draw:style-name="dp2">
          <draw:page-thumbnail draw:style-name="gr1" draw:layer="layout" svg:width="19.798cm" svg:height="11.136cm" svg:x="0.6cm" svg:y="2.257cm" draw:page-number="16" presentation:class="page"/>
          <draw:frame presentation:style-name="pr4" draw:layer="layout" svg:width="16.799cm" svg:height="13.364cm" svg:x="2.1cm" svg:y="14.107cm" presentation:class="notes" presentation:placeholder="true">
            <draw:text-box/>
          </draw:frame>
        </presentation:notes>
      </draw:page>
      <draw:page draw:name="Клонування репозиторія"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Клонування репозиторія</text:span></text:p>
          </draw:text-box>
        </draw:frame>
        <draw:frame draw:name="Объект 2" presentation:style-name="pr6" draw:text-style-name="P2" draw:layer="layout" svg:width="29.209cm" svg:height="12.086cm" svg:x="2.328cm" svg:y="5.071cm" presentation:class="outline" presentation:user-transformed="true">
          <draw:text-box>
            <text:list text:style-name="L6">
              <text:list-header>
                <text:p text:style-name="P3"><text:span text:style-name="T2"><text:s text:c="4"/></text:span><text:span text:style-name="T2">Зараз інші користувачі GitHub можуть переглядати ваше сховище. Вони можуть завантажити з нього дані і отримати повністю працездатну копію вашого проекту за допомогою команди clone. <text:s text:c="2"/></text:span></text:p>
              </text:list-header>
            </text:list>
            <text:p text:style-name="P3"><text:span text:style-name="T2"/></text:p>
            <text:list text:continue-numbering="true" text:style-name="L6">
              <text:list-item>
                <text:list>
                  <text:list-header>
                    <text:p text:style-name="P5"><text:span text:style-name="T2">$ </text:span><text:span text:style-name="T6">git clone</text:span><text:span text:style-name="T2"> https://github.com/test-project.git</text:span></text:p>
                  </text:list-header>
                </text:list>
              </text:list-item>
            </text:list>
            <text:p text:style-name="P3"><text:span text:style-name="T2"/></text:p>
            <text:list text:continue-numbering="true" text:style-name="L6">
              <text:list-header>
                <text:p text:style-name="P3"><text:span text:style-name="T2"><text:s text:c="4"/></text:span><text:span text:style-name="T2">Новий локальний репозиторій створюється автоматично з GitHub в якості віддаленого сховища.</text:span></text:p>
              </text:list-header>
            </text:list>
          </draw:text-box>
        </draw:frame>
        <presentation:notes draw:style-name="dp2">
          <draw:page-thumbnail draw:style-name="gr1" draw:layer="layout" svg:width="19.798cm" svg:height="11.136cm" svg:x="0.6cm" svg:y="2.257cm" draw:page-number="17" presentation:class="page"/>
          <draw:frame presentation:style-name="pr4" draw:layer="layout" svg:width="16.799cm" svg:height="13.364cm" svg:x="2.1cm" svg:y="14.107cm" presentation:class="notes" presentation:placeholder="true">
            <draw:text-box/>
          </draw:frame>
        </presentation:notes>
      </draw:page>
      <draw:page draw:name="Запит на отримання змін з віддаленого репозиторію"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Запит на отримання змін з віддаленого репозиторію</text:span></text:p>
          </draw:text-box>
        </draw:frame>
        <draw:frame draw:name="Объект 2" presentation:style-name="pr3" draw:text-style-name="P2" draw:layer="layout" svg:width="29.209cm" svg:height="12.086cm" svg:x="2.328cm" svg:y="5.071cm" presentation:class="outline" presentation:user-transformed="true">
          <draw:text-box>
            <text:list text:style-name="L6">
              <text:list-header>
                <text:p text:style-name="P3"><text:span text:style-name="T2"><text:s text:c="4"/></text:span><text:span text:style-name="T2">Якщо ви зробили зміни в ваш репозиторій, інші користувачі можуть завантажити зміни за допомогою команди pull.</text:span></text:p>
              </text:list-header>
            </text:list>
            <text:list text:style-name="L4">
              <text:list-item>
                <text:list>
                  <text:list-item>
                    <text:p text:style-name="P4"><text:span text:style-name="T3">$ </text:span><text:span text:style-name="T7">git pull origin master</text:span></text:p>
                    <text:list>
                      <text:list-header>
                        <text:p text:style-name="P5"><text:span text:style-name="T5">From https://github.com/test-project</text:span></text:p>
                        <text:p text:style-name="P5"><text:span text:style-name="T5">* Branch master -&gt; FETCH_HEAD</text:span></text:p>
                        <text:p text:style-name="P5"><text:span text:style-name="T5">Already up-to-date.</text:span></text:p>
                      </text:list-header>
                    </text:list>
                  </text:list-item>
                </text:list>
                <text:p text:style-name="P3"><text:span text:style-name="T2"><text:s text:c="4"/></text:span><text:span text:style-name="T2">Так як нових комітів з тих пір, як ми клонували собі проект, не було, то ніяких змін доступних для скачування немає.</text:span></text:p>
              </text:list-item>
            </text:list>
          </draw:text-box>
        </draw:frame>
        <presentation:notes draw:style-name="dp2">
          <draw:page-thumbnail draw:style-name="gr1" draw:layer="layout" svg:width="19.798cm" svg:height="11.136cm" svg:x="0.6cm" svg:y="2.257cm" draw:page-number="18" presentation:class="page"/>
          <draw:frame presentation:style-name="pr4" draw:layer="layout" svg:width="16.799cm" svg:height="13.364cm" svg:x="2.1cm" svg:y="14.107cm" presentation:class="notes" presentation:placeholder="true">
            <draw:text-box/>
          </draw:frame>
        </presentation:notes>
      </draw:page>
      <draw:page draw:name="Розгалуження(створення нових віток)"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Розгалуження(створення нових гілок)</text:span></text:p>
          </draw:text-box>
        </draw:frame>
        <draw:frame draw:name="Объект 2" presentation:style-name="pr3" draw:text-style-name="P2" draw:layer="layout" svg:width="29.209cm" svg:height="14.937cm" svg:x="2.328cm" svg:y="4.112cm" presentation:class="outline" presentation:user-transformed="true">
          <draw:text-box>
            <text:list text:style-name="L6">
              <text:list-header>
                <text:p text:style-name="P3"><text:span text:style-name="T2"><text:s text:c="4"/></text:span><text:span text:style-name="T2">Під час розробки нової функціональності вважається хорошою практикою працювати з копією оригінального проекту, яку називають гілкою. Гілки мають свою власну історію і ізольовані одна від одної. Тому Ваші зміни не будуть видимі до тих пір, поки ви не вирішите злити вітки. Це відбувається по ряду причин:</text:span></text:p>
              </text:list-header>
            </text:list>
            <text:list text:style-name="L4">
              <text:list-item>
                <text:list>
                  <text:list-item>
                    <text:p text:style-name="P4"><text:span text:style-name="T3">Зберігається робоча, стабільна версія коду.</text:span></text:p>
                  </text:list-item>
                  <text:list-item>
                    <text:p text:style-name="P4"><text:span text:style-name="T3">Різні нові функції можуть досліджуватися різними розробниками.</text:span></text:p>
                  </text:list-item>
                  <text:list-item>
                    <text:p text:style-name="P4"><text:span text:style-name="T3">Розробники можуть працювати з власними гілками без ризику, що основна вітка буде змінена.</text:span></text:p>
                  </text:list-item>
                  <text:list-item>
                    <text:p text:style-name="P4"><text:span text:style-name="T3">У разі сумнівів, різні реалізації однієї і тієї ж ідеї можуть бути розроблені в різних гілках і потім порівнюватися.</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4" draw:layer="layout" svg:width="16.799cm" svg:height="13.364cm" svg:x="2.1cm" svg:y="14.107cm" presentation:class="notes" presentation:placeholder="true">
            <draw:text-box/>
          </draw:frame>
        </presentation:notes>
      </draw:page>
      <draw:page draw:name="Створення нової гілки"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Створення нової гілки</text:span></text:p>
          </draw:text-box>
        </draw:frame>
        <draw:frame draw:name="Объект 2" presentation:style-name="pr6" draw:text-style-name="P2" draw:layer="layout" svg:width="29.209cm" svg:height="12.086cm" svg:x="2.328cm" svg:y="5.071cm" presentation:class="outline" presentation:user-transformed="true">
          <draw:text-box>
            <text:list text:style-name="L6">
              <text:list-header>
                <text:p text:style-name="P3"><text:span text:style-name="T2"><text:s text:c="4"/></text:span><text:span text:style-name="T2">Основна гілка в кожному сховищі називається master. Щоб створити ще одну гілку, використовуємо команду branch &lt;name&gt;</text:span></text:p>
              </text:list-header>
            </text:list>
            <text:p text:style-name="P3"><text:span text:style-name="T2"/></text:p>
            <text:list text:style-name="L4">
              <text:list-item>
                <text:list>
                  <text:list-item>
                    <text:p text:style-name="P4"><text:span text:style-name="T3">$ </text:span><text:span text:style-name="T4">git branch new_branch</text:span></text:p>
                  </text:list-item>
                </text:list>
              </text:list-item>
            </text:list>
            <text:p text:style-name="P3"><text:span text:style-name="T2"/></text:p>
            <text:list text:continue-numbering="true" text:style-name="L4">
              <text:list-header>
                <text:p text:style-name="P3"><text:span text:style-name="T2"><text:s text:c="4"/></text:span><text:span text:style-name="T2">Це створить нову гілку, поки що точну копію гілки master.</text:span></text:p>
              </text:list-header>
            </text:list>
          </draw:text-box>
        </draw:frame>
        <presentation:notes draw:style-name="dp2">
          <draw:page-thumbnail draw:style-name="gr1" draw:layer="layout" svg:width="19.798cm" svg:height="11.136cm" svg:x="0.6cm" svg:y="2.257cm" draw:page-number="20" presentation:class="page"/>
          <draw:frame presentation:style-name="pr4" draw:layer="layout" svg:width="16.799cm" svg:height="13.364cm" svg:x="2.1cm" svg:y="14.107cm" presentation:class="notes" presentation:placeholder="true">
            <draw:text-box/>
          </draw:frame>
        </presentation:notes>
      </draw:page>
      <draw:page draw:name="Перемикання між гілками"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еремикання між гілками</text:span></text:p>
          </draw:text-box>
        </draw:frame>
        <draw:frame draw:name="Объект 2" presentation:style-name="pr3" draw:text-style-name="P2" draw:layer="layout" svg:width="29.209cm" svg:height="14.473cm" svg:x="2.328cm" svg:y="4.112cm" presentation:class="outline" presentation:user-transformed="true">
          <draw:text-box>
            <text:list text:style-name="L6">
              <text:list-header>
                <text:p text:style-name="P3"><text:span text:style-name="T2"><text:s text:c="5"/></text:span><text:span text:style-name="T2">Зараз, якщо ми запустимо команду branch, ми побачимо дві доступні опції:</text:span></text:p>
              </text:list-header>
            </text:list>
            <text:list text:style-name="L4">
              <text:list-item>
                <text:list>
                  <text:list-item>
                    <text:p text:style-name="P4"><text:span text:style-name="T3">$ </text:span><text:span text:style-name="T7">git branch</text:span></text:p>
                    <text:list>
                      <text:list-header>
                        <text:p text:style-name="P5"><text:span text:style-name="T5">new_branch</text:span></text:p>
                        <text:p text:style-name="P5"><text:span text:style-name="T5">* master</text:span></text:p>
                      </text:list-header>
                    </text:list>
                  </text:list-item>
                </text:list>
                <text:p text:style-name="P3"><text:span text:style-name="T2"><text:s text:c="5"/></text:span><text:span text:style-name="T2">master - це активна гілка, вона позначена зірочкою. Але ми хочемо працювати з нашою нової гілкою, так що нам знадобиться переключитися на іншу. Для цього скористаємося командою checkout, вона приймає один параметр - ім'я гілки, на яку необхідно переключитися.</text:span></text:p>
                <text:list>
                  <text:list-item>
                    <text:p text:style-name="P4"><text:span text:style-name="T3">$ </text:span><text:span text:style-name="T4">git checkout new_branch</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4" draw:layer="layout" svg:width="16.799cm" svg:height="13.364cm" svg:x="2.1cm" svg:y="14.107cm" presentation:class="notes" presentation:placeholder="true">
            <draw:text-box/>
          </draw:frame>
        </presentation:notes>
      </draw:page>
      <draw:page draw:name="Злиття гілок"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Злиття гілок</text:span></text:p>
          </draw:text-box>
        </draw:frame>
        <draw:frame draw:name="Объект 2" presentation:style-name="pr3" draw:text-style-name="P2" draw:layer="layout" svg:width="29.209cm" svg:height="11.031cm" svg:x="2.16cm" svg:y="4.369cm" presentation:class="outline" presentation:user-transformed="true">
          <draw:text-box>
            <text:list text:style-name="L6">
              <text:list-header>
                <text:p text:style-name="P3"><text:span text:style-name="T2"><text:s text:c="4"/></text:span><text:span text:style-name="T2">Наша нова гілка буде ще одним текстовим файлом під назвою feature.txt. Ми створимо його, додамо і закомітимо:</text:span></text:p>
              </text:list-header>
            </text:list>
            <text:list text:style-name="L4">
              <text:list-item>
                <text:list>
                  <text:list-item>
                    <text:p text:style-name="P4"><text:span text:style-name="T3">$ </text:span><text:span text:style-name="T4">git add feature.txt</text:span></text:p>
                  </text:list-item>
                </text:list>
              </text:list-item>
            </text:list>
            <text:list text:style-name="L5">
              <text:list-item>
                <text:list>
                  <text:list-item>
                    <text:p text:style-name="P4"><text:span text:style-name="T3">$ </text:span><text:span text:style-name="T4">git commit -m</text:span><text:span text:style-name="T3"> "New feature complete."</text:span></text:p>
                  </text:list-item>
                </text:list>
                <text:p text:style-name="P3"><text:span text:style-name="T2"><text:s text:c="4"/></text:span><text:span text:style-name="T2">Зміни завершені, тепер ми можемо перейти назад на гілку master.</text:span></text:p>
                <text:list>
                  <text:list-item>
                    <text:p text:style-name="P4"><text:span text:style-name="T3">$</text:span><text:span text:style-name="T4"> git checkout master</text:span></text:p>
                  </text:list-item>
                </text:list>
              </text:list-item>
              <text:list-item>
                <text:p text:style-name="P3"><text:span text:style-name="T3"/></text:p>
              </text:list-item>
            </text:list>
          </draw:text-box>
        </draw:frame>
        <presentation:notes draw:style-name="dp2">
          <draw:page-thumbnail draw:style-name="gr1" draw:layer="layout" svg:width="19.798cm" svg:height="11.136cm" svg:x="0.6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Обычный_20_1" presentation:presentation-page-layout-name="AL3T1">
        <office:forms form:automatic-focus="false" form:apply-design-mode="false"/>
        <draw:frame presentation:style-name="pr7" draw:text-style-name="P1" draw:layer="layout" svg:width="29.209cm" svg:height="3.681cm" svg:x="2.328cm" svg:y="1.014cm" presentation:class="title">
          <draw:text-box>
            <text:p text:style-name="P1"><text:span text:style-name="T1">Злиття гілок</text:span></text:p>
          </draw:text-box>
        </draw:frame>
        <draw:frame presentation:style-name="pr8" draw:layer="layout" svg:width="29.209cm" svg:height="12.086cm" svg:x="2.328cm" svg:y="5.071cm" presentation:class="outline" presentation:user-transformed="true">
          <draw:text-box>
            <text:p text:style-name="P3"><text:span text:style-name="T2"><text:s text:c="4"/></text:span><text:span text:style-name="T2">Тепер, якщо ми відкриємо наш проект в файловому менеджері, ми не побачимо файлу feature.txt, тому що ми переключилися назад на гілку master, в якій такого файлу не існує. Щоб він з'явився, потрібно скористатися merge для об'єднання гілок (застосування змін з гілки new_branch до основної версії проекту).</text:span></text:p>
            <text:list text:style-name="L2">
              <text:list-item>
                <text:list>
                  <text:list-header>
                    <text:p text:style-name="P5"><text:span text:style-name="T3">$ </text:span><text:span text:style-name="T4">git merge new_branch</text:span></text:p>
                  </text:list-header>
                </text:list>
              </text:list-item>
            </text:list>
            <text:p text:style-name="P3"><text:span text:style-name="T2"><text:s text:c="4"/></text:span><text:span text:style-name="T2">Тепер гілка master актуальна. Гілка new_branch більше не потрібна, і її можна видалити.</text:span></text:p>
            <text:list text:continue-numbering="true" text:style-name="L2">
              <text:list-item>
                <text:list>
                  <text:list-header>
                    <text:p text:style-name="P5"><text:span text:style-name="T3">$</text:span><text:span text:style-name="T4"> git branch -d new_branch</text:span></text:p>
                  </text:list-header>
                </text:list>
              </text:list-item>
            </text:list>
          </draw:text-box>
        </draw:frame>
        <presentation:notes draw:style-name="dp2">
          <draw:page-thumbnail draw:style-name="gr1" draw:layer="layout" svg:width="19.798cm" svg:height="11.136cm" svg:x="0.6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ідстеження змін, зроблених в комітах</text:span></text:p>
          </draw:text-box>
        </draw:frame>
        <draw:frame draw:name="Объект 2" presentation:style-name="pr3" draw:text-style-name="P2" draw:layer="layout" svg:width="29.209cm" svg:height="15.138cm" svg:x="2.328cm" svg:y="3.911cm" presentation:class="outline" presentation:user-transformed="true">
          <draw:text-box>
            <text:list text:style-name="L6">
              <text:list-header>
                <text:p text:style-name="P3"><text:span text:style-name="T2"><text:s text:c="5"/></text:span><text:span text:style-name="T2">У кожного коміта є свій унікальний ідентифікатор у вигляді рядка цифр і букв. Щоб переглянути список всіх коммітов і їх ідентифікаторів, можна використовувати команду log</text:span></text:p>
              </text:list-header>
            </text:list>
            <text:list text:style-name="L4">
              <text:list-item>
                <text:list>
                  <text:list-item>
                    <text:p text:style-name="P4"><text:span text:style-name="T3">$ </text:span><text:span text:style-name="T4">git log</text:span></text:p>
                  </text:list-item>
                </text:list>
                <text:p text:style-name="P3"><text:span text:style-name="T2"><text:s text:c="5"/></text:span><text:span text:style-name="T2">Щоб подивитися, що нового з'явилося в коміті, ми можемо скористатися командою show [commit]</text:span></text:p>
                <text:list>
                  <text:list-item>
                    <text:p text:style-name="P4"><text:span text:style-name="T3">$ </text:span><text:span text:style-name="T4">git show</text:span><text:span text:style-name="T3"> b10cc123</text:span></text:p>
                  </text:list-item>
                </text:list>
                <text:p text:style-name="P3"><text:span text:style-name="T2"/></text:p>
              </text:list-item>
            </text:list>
          </draw:text-box>
        </draw:frame>
        <presentation:notes draw:style-name="dp2">
          <draw:page-thumbnail draw:style-name="gr1" draw:layer="layout" svg:width="19.798cm" svg:height="11.136cm" svg:x="0.6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ідстеження змін, зроблених в комітах</text:span></text:p>
          </draw:text-box>
        </draw:frame>
        <draw:frame draw:name="Объект 2" presentation:style-name="pr3" draw:text-style-name="P2" draw:layer="layout" svg:width="29.209cm" svg:height="15.138cm" svg:x="2.328cm" svg:y="3.911cm" presentation:class="outline" presentation:user-transformed="true">
          <draw:text-box>
            <text:list text:style-name="L6">
              <text:list-header>
                <text:p text:style-name="P3"><text:span text:style-name="T2"><text:s text:c="5"/></text:span><text:span text:style-name="T2">Щоб побачити різницю між двома коміттами, використовується команда diff (із зазначенням проміжку між комітами):</text:span></text:p>
              </text:list-header>
            </text:list>
            <text:list text:style-name="L2">
              <text:list-item>
                <text:list>
                  <text:list-header>
                    <text:p text:style-name="P5"><text:span text:style-name="T3">$ </text:span><text:span text:style-name="T4">git diff</text:span><text:span text:style-name="T3"> 09bd8cc..ba25c0ff</text:span></text:p>
                  </text:list-header>
                </text:list>
              </text:list-item>
            </text:list>
            <text:p text:style-name="P3"><text:span text:style-name="T2"><text:s text:c="5"/></text:span><text:span text:style-name="T2">В даному випадку порівнюється перший коміт з останнім, щоб побачити всі зміни, які були коли-небудь зроблені. Зазвичай простіше використовувати git difftool, так як ця команда запускає графічний клієнт, в якому наочно зіставляє всі зміни.</text:span></text:p>
            <text:list text:style-name="L4">
              <text:list-header>
                <text:p text:style-name="P3"><text:span text:style-name="T2"/></text:p>
              </text:list-header>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4" draw:layer="layout" svg:width="16.799cm" svg:height="13.364cm" svg:x="2.1cm" svg:y="14.107cm" presentation:class="notes" presentation:placeholder="true">
            <draw:text-box/>
          </draw:frame>
        </presentation:notes>
      </draw:page>
      <draw:page draw:name="Повернення файлу до попереднього стану"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Повернення файлу до попереднього стану</text:span></text:p>
          </draw:text-box>
        </draw:frame>
        <draw:frame draw:name="Объект 2" presentation:style-name="pr3" draw:text-style-name="P2" draw:layer="layout" svg:width="29.209cm" svg:height="14.686cm" svg:x="2.2cm" svg:y="3.714cm" presentation:class="outline" presentation:user-transformed="true">
          <draw:text-box>
            <text:list text:style-name="L6">
              <text:list-header>
                <text:p text:style-name="P3"><text:span text:style-name="T2"><text:s text:c="5"/></text:span><text:span text:style-name="T2">Гіт дозволяє повернути вибраний файл до стану на момент певного коміта. Це робиться вже знайомою нам командою checkout, яку ми раніше використовували для перемикання між гілками. Але вона також може бути використана для перемикання між комітами (це досить поширена ситуація для Гіта - використання однієї команди для різних, на перший погляд, слабо пов'язаних завдань).</text:span></text:p>
                <text:p text:style-name="P3"><text:span text:style-name="T2"><text:s text:c="5"/></text:span><text:span text:style-name="T2">У наступному прикладі ми візьмемо файл test.txt і відкотимо всі зміни, вчинені над ним до першого коміта. Щоб зробити це, ми підставимо в команду ідентифікатор потрібного коміта, а також назву файла:</text:span></text:p>
                <text:p text:style-name="P3"><text:span text:style-name="T2"><text:s text:c="5"/></text:span><text:span text:style-name="T2">$ </text:span><text:span text:style-name="T6">git checkout 09bd8cc1 test.txt</text:span></text:p>
              </text:list-header>
            </text:list>
          </draw:text-box>
        </draw:frame>
        <presentation:notes draw:style-name="dp2">
          <draw:page-thumbnail draw:style-name="gr1" draw:layer="layout" svg:width="19.798cm" svg:height="11.136cm" svg:x="0.6cm" svg:y="2.257cm" draw:page-number="26" presentation:class="page"/>
          <draw:frame presentation:style-name="pr4" draw:layer="layout" svg:width="16.799cm" svg:height="13.364cm" svg:x="2.1cm" svg:y="14.107cm" presentation:class="notes" presentation:placeholder="true">
            <draw:text-box/>
          </draw:frame>
        </presentation:notes>
      </draw:page>
      <draw:page draw:name="Виправлення комітів" draw:style-name="dp3"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иправлення комітів</text:span></text:p>
          </draw:text-box>
        </draw:frame>
        <draw:frame draw:name="Объект 2" presentation:style-name="pr3" draw:text-style-name="P2" draw:layer="layout" svg:width="29.209cm" svg:height="15.461cm" svg:x="2.328cm" svg:y="3.588cm" presentation:class="outline" presentation:user-transformed="true">
          <draw:text-box>
            <text:list text:style-name="L6">
              <text:list-header>
                <text:p text:style-name="P3"><text:span text:style-name="T2"><text:s text:c="5"/></text:span><text:span text:style-name="T2">Якщо ви помилилися в коментарі або забули додати файл і помітили це відразу після того, як закомітили зміни, ви легко можете це виправити за допомогою commit -amend. Ця команда додасть все з останнього коміта в область підготовлених файлів і спробує зробити новий коміт. Це дає вам можливість поправити коментар чи додати відсутні файли в область підготовлених файлів.</text:span></text:p>
                <text:p text:style-name="P3"><text:span text:style-name="T2"><text:s text:c="5"/></text:span><text:span text:style-name="T2">Для більш складних виправлень, наприклад, не в останньому коміті або якщо ви встигли відправити зміни на сервер, потрібно використовувати revert. Ця команда створить коміт, який скасовує зміни, вчинені в коміті із заданим ідентифікатором.</text:span></text:p>
                <text:p text:style-name="P3"><text:span text:style-name="T2"/></text:p>
              </text:list-header>
            </text:list>
          </draw:text-box>
        </draw:frame>
        <presentation:notes draw:style-name="dp2">
          <draw:page-thumbnail draw:style-name="gr1" draw:layer="layout" svg:width="19.798cm" svg:height="11.136cm" svg:x="0.6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Обычный_20_1" presentation:presentation-page-layout-name="AL3T1">
        <office:forms form:automatic-focus="false" form:apply-design-mode="false"/>
        <draw:frame presentation:style-name="pr7" draw:text-style-name="P1" draw:layer="layout" svg:width="29.209cm" svg:height="3.681cm" svg:x="2.328cm" svg:y="1.014cm" presentation:class="title">
          <draw:text-box>
            <text:p text:style-name="P1"><text:span text:style-name="T1">Виправлення комітів</text:span></text:p>
          </draw:text-box>
        </draw:frame>
        <draw:frame presentation:style-name="pr8" draw:layer="layout" svg:width="29.209cm" svg:height="12.086cm" svg:x="2.328cm" svg:y="5.071cm" presentation:class="outline" presentation:user-transformed="true">
          <draw:text-box>
            <text:p text:style-name="P3"><text:span text:style-name="T2"><text:s text:c="5"/></text:span><text:span text:style-name="T2">Самий останній коміт може бути доступний по АЛІАС HEAD:</text:span></text:p>
            <text:list text:style-name="L2">
              <text:list-item>
                <text:list>
                  <text:list-header>
                    <text:p text:style-name="P5"><text:span text:style-name="T3">$ </text:span><text:span text:style-name="T4">git revert HEAD</text:span></text:p>
                  </text:list-header>
                </text:list>
              </text:list-item>
            </text:list>
            <text:p text:style-name="P3"><text:span text:style-name="T2"><text:s text:c="5"/></text:span><text:span text:style-name="T2">Для інших будемо використовувати ідентифікатори:</text:span></text:p>
            <text:list text:continue-numbering="true" text:style-name="L2">
              <text:list-item>
                <text:list>
                  <text:list-header>
                    <text:p text:style-name="P5"><text:span text:style-name="T3">$ </text:span><text:span text:style-name="T7">git revert b10cc123</text:span></text:p>
                  </text:list-header>
                </text:list>
              </text:list-item>
            </text:list>
            <text:p text:style-name="P3"><text:span text:style-name="T2"><text:s text:c="5"/></text:span><text:span text:style-name="T2">При скасування старих комітів потрібно бути готовим до того, що виникнуть конфлікти. Таке трапляється, якщо файл був змінений ще одним, новішим комітом. І тепер git не може знайти рядки, стан яких потрібно відкотити, так як вони більше не існують.</text:span></text:p>
          </draw:text-box>
        </draw:frame>
        <presentation:notes draw:style-name="dp2">
          <draw:page-thumbnail draw:style-name="gr1" draw:layer="layout" svg:width="19.798cm" svg:height="11.136cm" svg:x="0.6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Обычный_20_1" presentation:presentation-page-layout-name="AL3T1">
        <office:forms form:automatic-focus="false" form:apply-design-mode="false"/>
        <draw:frame presentation:style-name="pr7" draw:text-style-name="P1" draw:layer="layout" svg:width="29.209cm" svg:height="3.681cm" svg:x="2.328cm" svg:y="1.014cm" presentation:class="title">
          <draw:text-box>
            <text:p text:style-name="P1"><text:span text:style-name="T1">Виправлення комітів</text:span></text:p>
          </draw:text-box>
        </draw:frame>
        <draw:frame presentation:style-name="pr8" draw:layer="layout" svg:width="29.209cm" svg:height="12.086cm" svg:x="2.328cm" svg:y="5.071cm" presentation:class="outline" presentation:user-transformed="true">
          <draw:text-box>
            <text:p text:style-name="P3"><text:span text:style-name="T2"><text:s text:c="5"/></text:span><text:span text:style-name="T2">Самий останній коміт може бути доступний по АЛІАС HEAD:</text:span></text:p>
            <text:list text:style-name="L2">
              <text:list-item>
                <text:list>
                  <text:list-header>
                    <text:p text:style-name="P5"><text:span text:style-name="T3">$ </text:span><text:span text:style-name="T4">git revert HEAD</text:span></text:p>
                  </text:list-header>
                </text:list>
              </text:list-item>
            </text:list>
            <text:p text:style-name="P3"><text:span text:style-name="T2"><text:s text:c="5"/></text:span><text:span text:style-name="T2">Для інших будемо використовувати ідентифікатори:</text:span></text:p>
            <text:list text:continue-numbering="true" text:style-name="L2">
              <text:list-item>
                <text:list>
                  <text:list-header>
                    <text:p text:style-name="P5"><text:span text:style-name="T3">$ </text:span><text:span text:style-name="T7">git revert b10cc123</text:span></text:p>
                  </text:list-header>
                </text:list>
              </text:list-item>
            </text:list>
            <text:p text:style-name="P3"><text:span text:style-name="T2"><text:s text:c="5"/></text:span><text:span text:style-name="T2">При скасування старих комітів потрібно бути готовим до того, що виникнуть конфлікти. Таке трапляється, якщо файл був змінений ще одним, новішим комітом. І тепер git не може знайти рядки, стан яких потрібно відкотити, так як вони більше не існують.</text:span></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4" draw:layer="layout" svg:width="16.799cm" svg:height="13.364cm" svg:x="2.1cm" svg:y="14.107cm" presentation:class="notes" presentation:placeholder="true">
            <draw:text-box/>
          </draw:frame>
        </presentation:notes>
      </draw:page>
      <draw:page draw:name="Вирішення конфліктів при злитті"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ирішення конфліктів при злитті</text:span></text:p>
          </draw:text-box>
        </draw:frame>
        <draw:frame draw:name="Объект 2" presentation:style-name="pr6" draw:text-style-name="P2" draw:layer="layout" svg:width="29.209cm" svg:height="12.086cm" svg:x="2.328cm" svg:y="5.071cm" presentation:class="outline" presentation:user-transformed="true">
          <draw:text-box>
            <text:list text:style-name="L6">
              <text:list-header>
                <text:p text:style-name="P3"><text:span text:style-name="T2"><text:s text:c="5"/></text:span><text:span text:style-name="T2">Крім сценарію, описаного в попередньому пункті, конфлікти регулярно виникають при злитті гілок або при відправці чужого коду. Іноді конфлікти виправляються автоматично, але зазвичай з цим доводиться розбиратися вручну - вирішувати, який код залишається, а який потрібно видалити.</text:span></text:p>
                <text:p text:style-name="P3"><text:span text:style-name="T2"><text:s text:c="5"/></text:span><text:span text:style-name="T2">Давайте подивимося на приклади, де ми спробуємо злити дві гілки під назвою master і develop.</text:span></text:p>
                <text:p text:style-name="P3"><text:span text:style-name="T2"><text:s text:c="5"/></text:span><text:span text:style-name="T2">Створимо ці дві гілки. В кожній із них створимо файл conflict.txt і запишемо в один conflict 1, а в другий conflict 2</text:span></text:p>
              </text:list-header>
            </text:list>
          </draw:text-box>
        </draw:frame>
        <presentation:notes draw:style-name="dp2">
          <draw:page-thumbnail draw:style-name="gr1" draw:layer="layout" svg:width="19.798cm" svg:height="11.136cm" svg:x="0.6cm" svg:y="2.257cm" draw:page-number="30" presentation:class="page"/>
          <draw:frame presentation:style-name="pr4" draw:layer="layout" svg:width="16.799cm" svg:height="13.364cm" svg:x="2.1cm" svg:y="14.107cm" presentation:class="notes" presentation:placeholder="true">
            <draw:text-box/>
          </draw:frame>
        </presentation:notes>
      </draw:page>
      <draw:page draw:name="Вирішення конфліктів при злитті"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ирішення конфліктів при злитті</text:span></text:p>
          </draw:text-box>
        </draw:frame>
        <draw:frame draw:name="Объект 2" presentation:style-name="pr3" draw:text-style-name="P2" draw:layer="layout" svg:width="29.209cm" svg:height="12.086cm" svg:x="2.328cm" svg:y="5.071cm" presentation:class="outline" presentation:user-transformed="true">
          <draw:text-box>
            <text:list text:style-name="L6">
              <text:list-header>
                <text:p text:style-name="P3"><text:span text:style-name="T2"><text:s text:c="5"/></text:span><text:span text:style-name="T2">Після цього комітимо свій код в відповідну гілку. Тепер, якщо ми спробуємо злити дві гілки, то отримаємо повідомлення про помилку:</text:span></text:p>
              </text:list-header>
            </text:list>
            <text:list text:style-name="L4">
              <text:list-item>
                <text:list>
                  <text:list-item>
                    <text:p text:style-name="P4"><text:span text:style-name="T3">$ </text:span><text:span text:style-name="T4">git merge develop</text:span></text:p>
                    <text:list>
                      <text:list-header>
                        <text:p text:style-name="P5"><text:span text:style-name="T3">Auto-merging conflict.txt</text:span></text:p>
                        <text:p text:style-name="P5"><text:span text:style-name="T3">CONFLICT (content): Merge conflict in conflict.txt</text:span></text:p>
                        <text:p text:style-name="P5"><text:span text:style-name="T3">Automatic merge failed; fix conflicts and then commit the result.</text:span></text:p>
                      </text:list-header>
                    </text:list>
                  </text:list-item>
                </text:list>
                <text:p text:style-name="P3"><text:span text:style-name="T2"><text:s text:c="5"/></text:span><text:span text:style-name="T2">Система не змогла вирішити конфлікт автоматично і це означає, що це доведеться зробити розробникам. На додаток були відзначені рядки, що містять конфлікт.</text:span></text:p>
              </text:list-item>
            </text:list>
          </draw:text-box>
        </draw:frame>
        <presentation:notes draw:style-name="dp2">
          <draw:page-thumbnail draw:style-name="gr1" draw:layer="layout" svg:width="19.798cm" svg:height="11.136cm" svg:x="0.6cm" svg:y="2.257cm" draw:page-number="31" presentation:class="page"/>
          <draw:frame presentation:style-name="pr4" draw:layer="layout" svg:width="16.799cm" svg:height="13.364cm" svg:x="2.1cm" svg:y="14.107cm" presentation:class="notes" presentation:placeholder="true">
            <draw:text-box/>
          </draw:frame>
        </presentation:notes>
      </draw:page>
      <draw:page draw:name="Вирішення конфліктів при злитті"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Вирішення конфліктів при злитті</text:span></text:p>
          </draw:text-box>
        </draw:frame>
        <draw:frame draw:name="Объект 2" presentation:style-name="pr3" draw:text-style-name="P2" draw:layer="layout" svg:width="29.209cm" svg:height="15.219cm" svg:x="2.328cm" svg:y="3.83cm" presentation:class="outline" presentation:user-transformed="true">
          <draw:text-box>
            <text:list text:style-name="L6">
              <text:list-item>
                <text:p text:style-name="P3"><text:span text:style-name="T2">Над роздільником ======= ми бачимо останній (HEAD) коміт, а під ним – той який конфліктує. Таким чином, ми можемо побачити, чим вони відрізняються і вирішити, яка версія краще. Або зовсім написати нову. У цій ситуації ми так і вчинимо, видалимо все разом з <text:s/>роздільниками, запишемо в файлі merge conflict і дамо git зрозуміти, що закінчили. </text:span></text:p>
                <text:p text:style-name="P3"><text:span text:style-name="T2"/></text:p>
              </text:list-item>
            </text:list>
          </draw:text-box>
        </draw:frame>
        <presentation:notes draw:style-name="dp2">
          <draw:page-thumbnail draw:style-name="gr1" draw:layer="layout" svg:width="19.798cm" svg:height="11.136cm" svg:x="0.6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Обычный_20_1" presentation:presentation-page-layout-name="AL3T1">
        <office:forms form:automatic-focus="false" form:apply-design-mode="false"/>
        <draw:frame presentation:style-name="pr7" draw:text-style-name="P1" draw:layer="layout" svg:width="29.209cm" svg:height="3.681cm" svg:x="2.328cm" svg:y="1.014cm" presentation:class="title">
          <draw:text-box>
            <text:p text:style-name="P1"><text:span text:style-name="T1">Вирішення конфліктів при злитті</text:span></text:p>
          </draw:text-box>
        </draw:frame>
        <draw:frame presentation:style-name="pr8" draw:layer="layout" svg:width="29.209cm" svg:height="12.086cm" svg:x="2.328cm" svg:y="5.071cm" presentation:class="outline">
          <draw:text-box>
            <text:p text:style-name="P3"><text:span text:style-name="T2"><text:s text:c="5"/></text:span><text:span text:style-name="T2">Коли все готово, потрібно закомітити зміни, щоб закінчити процес:</text:span></text:p>
            <text:list text:style-name="L2">
              <text:list-item>
                <text:list>
                  <text:list-item>
                    <text:p text:style-name="P5"><text:span text:style-name="T3">$ </text:span><text:span text:style-name="T4">git add -A</text:span></text:p>
                  </text:list-item>
                  <text:list-item>
                    <text:p text:style-name="P5"><text:span text:style-name="T3">$ </text:span><text:span text:style-name="T4">git commit -m "conflict resolved."</text:span></text:p>
                  </text:list-item>
                </text:list>
              </text:list-item>
            </text:list>
            <text:p text:style-name="P3"><text:span text:style-name="T2"><text:s text:c="5"/></text:span><text:span text:style-name="T2">Як ви можете помітити, процес досить виснажливий і може бути дуже складним у великих проектах. Багато розробників вважє за краще використовувати для вирішення конфліктів клієнти з графічним інтерфейсом. (Для запуску потрібно набрати git mergetool).</text:span></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4" draw:layer="layout" svg:width="16.799cm" svg:height="13.364cm" svg:x="2.1cm" svg:y="14.107cm" presentation:class="notes" presentation:placeholder="true">
            <draw:text-box/>
          </draw:frame>
        </presentation:notes>
      </draw:page>
      <draw:page draw:name="Налаштування .gitignore" draw:style-name="dp1" draw:master-page-name="Обычный_20_1" presentation:presentation-page-layout-name="AL2T11">
        <office:forms form:automatic-focus="false" form:apply-design-mode="false"/>
        <draw:frame draw:name="Заголовок 1" presentation:style-name="pr5" draw:text-style-name="P2" draw:layer="layout" svg:width="29.209cm" svg:height="3.681cm" svg:x="2.328cm" svg:y="1.014cm" presentation:class="title" presentation:user-transformed="true">
          <draw:text-box>
            <text:p text:style-name="P1"><text:span text:style-name="T1">Налаштування .gitignore</text:span></text:p>
          </draw:text-box>
        </draw:frame>
        <draw:frame draw:name="Объект 2" presentation:style-name="pr3" draw:text-style-name="P2" draw:layer="layout" svg:width="29.209cm" svg:height="15.219cm" svg:x="2.328cm" svg:y="3.581cm" presentation:class="outline" presentation:user-transformed="true">
          <draw:text-box>
            <text:list text:style-name="L6">
              <text:list-header>
                <text:p text:style-name="P3"><text:span text:style-name="T2"><text:s text:c="5"/></text:span><text:span text:style-name="T2">У більшості проектів є файли або цілі директорії, в які ми не хочемо (і, швидше за все, не захочемо) коммітов. Ми можемо переконатися, що вони випадково не потраплять в git add -A за допомогою файлу .gitignore</text:span></text:p>
                <text:p text:style-name="P3"><text:span text:style-name="T2"><text:s text:c="5"/></text:span><text:span text:style-name="T2">Створіть вручну файл під назвою .gitignore і збережіть його в директорію проекту.</text:span></text:p>
                <text:p text:style-name="P3"><text:span text:style-name="T2"><text:s text:c="5"/></text:span><text:span text:style-name="T2">Всередині файлу перерахуйте назви файлів / папок, які потрібно ігнорувати, кожен з нового рядка.</text:span></text:p>
                <text:p text:style-name="P3"><text:span text:style-name="T2"><text:s text:c="5"/></text:span><text:span text:style-name="T2">Файл .gitignore повинен бути доданий, закоммічен і відправлений на сервер, як будь-який інший файл в проекті.</text:span></text:p>
                <text:p text:style-name="P3"><text:span text:style-name="T3"/></text:p>
              </text:list-header>
            </text:list>
          </draw:text-box>
        </draw:frame>
        <presentation:notes draw:style-name="dp2">
          <draw:page-thumbnail draw:style-name="gr1" draw:layer="layout" svg:width="19.798cm" svg:height="11.136cm" svg:x="0.6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Обычный_20_1" presentation:presentation-page-layout-name="AL3T1">
        <office:forms form:automatic-focus="false" form:apply-design-mode="false"/>
        <draw:frame presentation:style-name="pr7" draw:text-style-name="P1" draw:layer="layout" svg:width="29.209cm" svg:height="3.681cm" svg:x="2.328cm" svg:y="1.014cm" presentation:class="title">
          <draw:text-box>
            <text:p text:style-name="P1"><text:span text:style-name="T1">Налаштування .gitignore</text:span></text:p>
          </draw:text-box>
        </draw:frame>
        <draw:frame presentation:style-name="pr8" draw:layer="layout" svg:width="29.209cm" svg:height="12.086cm" svg:x="2.328cm" svg:y="5.071cm" presentation:class="outline" presentation:user-transformed="true">
          <draw:text-box>
            <text:p text:style-name="P3"><text:span text:style-name="T2">Ось хороші приклади файлів, які потрібно ігнорувати:</text:span></text:p>
            <text:list text:style-name="L2">
              <text:list-item>
                <text:list>
                  <text:list-item>
                    <text:p text:style-name="P5"><text:span text:style-name="T3">Список</text:span></text:p>
                  </text:list-item>
                  <text:list-item>
                    <text:p text:style-name="P5"><text:span text:style-name="T3">Папки node_modules в проектах node.js</text:span></text:p>
                  </text:list-item>
                  <text:list-item>
                    <text:p text:style-name="P5"><text:span text:style-name="T3">Папки, створені IDE, наприклад, Netbeans або IntelliJ</text:span></text:p>
                  </text:list-item>
                  <text:list-item>
                    <text:p text:style-name="P5"><text:span text:style-name="T3">Різноманітні замітки розробника.</text:span></text:p>
                  </text:list-item>
                </text:list>
              </text:list-item>
            </text:list>
            <text:p text:style-name="P3"><text:span text:style-name="T2"/></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Обычный_20_1" presentation:presentation-page-layout-name="AL3T1">
        <office:forms form:automatic-focus="false" form:apply-design-mode="false"/>
        <draw:frame presentation:style-name="pr9" draw:layer="layout" svg:width="29.209cm" svg:height="3.681cm" svg:x="2.328cm" svg:y="1.014cm" presentation:class="title">
          <draw:text-box>
            <text:p text:style-name="P1"><text:span text:style-name="T1">Налаштування .gitignore</text:span></text:p>
          </draw:text-box>
        </draw:frame>
        <draw:frame presentation:style-name="pr8" draw:layer="layout" svg:width="29.209cm" svg:height="12.086cm" svg:x="2.328cm" svg:y="5.071cm" presentation:class="outline">
          <draw:text-box>
            <text:p text:style-name="P3"><text:span text:style-name="T2"><text:s text:c="5"/></text:span><text:span text:style-name="T2">Файл .gitignore, що виключає все перераховане вище, буде виглядати так:</text:span></text:p>
            <text:list text:style-name="L2">
              <text:list-item>
                <text:list>
                  <text:list-item>
                    <text:p text:style-name="P5"><text:span text:style-name="T3">* .log</text:span></text:p>
                  </text:list-item>
                  <text:list-item>
                    <text:p text:style-name="P5"><text:span text:style-name="T3">node_modules /</text:span></text:p>
                  </text:list-item>
                  <text:list-item>
                    <text:p text:style-name="P5"><text:span text:style-name="T3">.idea /</text:span></text:p>
                  </text:list-item>
                  <text:list-item>
                    <text:p text:style-name="P5"><text:span text:style-name="T3">notes.txt</text:span></text:p>
                  </text:list-item>
                </text:list>
              </text:list-item>
            </text:list>
            <text:p text:style-name="P3"><text:span text:style-name="T2"><text:s text:c="5"/></text:span><text:span text:style-name="T2">Символ слеша в кінці деяких рядків означає директорію (і той факт, що ми рекурсивно ігноруємо весь її вміст). Зірочка, як зазвичай, означає шаблон.</text:span></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uk" fo:country="U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bitmap" draw:fill-image-width="4.335cm" draw:fill-image-height="4.335cm" style:repeat="repeat" draw:fill-image-ref-point-x="0%" draw:fill-image-ref-point-y="0%" draw:fill-image-ref-point="top-left"/>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uk" fo:country="UA" fo:font-style="normal" fo:text-shadow="none" style:text-underline-style="none" fo:font-weight="normal" style:letter-kerning="true" style:font-family-asian="'Microsoft YaHei'" style:font-family-generic-asian="system" style:font-pitch-asian="variable" style:font-size-asian="28pt" style:language-asian="uk" style:country-asian="UA" style:font-style-asian="normal" style:font-weight-asian="normal" style:font-family-complex="Arial" style:font-family-generic-complex="system" style:font-pitch-complex="variable" style:font-size-complex="28pt" style:language-complex="uk" style:country-complex="UA" style:font-style-complex="normal" style:font-weight-complex="normal" style:text-emphasize="none" style:font-relief="none" style:text-overline-style="none" style:text-overline-color="font-color" fo:hyphenate="false"/>
    </style:style>
    <style:style style:name="Обычный-outline2" style:family="presentation" style:parent-style-name="Обычный-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outline3" style:family="presentation" style:parent-style-name="Обычный-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4" style:family="presentation" style:parent-style-name="Обычный-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uk" fo:country="UA" fo:font-style="normal" fo:text-shadow="none" style:text-underline-style="none" fo:font-weight="normal" style:letter-kerning="true" style:font-family-asian="'Microsoft YaHei'" style:font-family-generic-asian="system" style:font-pitch-asian="variable" style:font-size-asian="18pt" style:language-asian="uk" style:country-asian="UA" style:font-style-asian="normal" style:font-weight-asian="normal" style:font-family-complex="Arial" style:font-family-generic-complex="system" style:font-pitch-complex="variable" style:font-size-complex="18pt" style:language-complex="uk" style:country-complex="UA" style:font-style-complex="normal" style:font-weight-complex="normal" style:text-emphasize="none" style:font-relief="none" style:text-overline-style="none" style:text-overline-color="font-color" fo:hyphenate="false"/>
    </style:style>
    <style:style style:name="Обычный_20_1-background" style:display-name="Обычный 1-background" style:family="presentation">
      <style:graphic-properties draw:stroke="none" draw:fill="bitmap" draw:fill-image-width="4.335cm" draw:fill-image-height="4.335cm" style:repeat="repeat" draw:fill-image-ref-point-x="0%" draw:fill-image-ref-point-y="0%" draw:fill-image-ref-point="top-left"/>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uk" fo:country="UA" fo:font-style="normal" fo:text-shadow="none" style:text-underline-style="none" fo:font-weight="normal" style:letter-kerning="true" style:font-family-asian="'Microsoft YaHei'" style:font-family-generic-asian="system" style:font-pitch-asian="variable" style:font-size-asian="28pt" style:language-asian="uk" style:country-asian="UA" style:font-style-asian="normal" style:font-weight-asian="normal" style:font-family-complex="Arial" style:font-family-generic-complex="system" style:font-pitch-complex="variable" style:font-size-complex="28pt" style:language-complex="uk" style:country-complex="UA" style:font-style-complex="normal" style:font-weight-complex="normal" style:text-emphasize="none" style:font-relief="none" style:text-overline-style="none" style:text-overline-color="font-color" fo:hyphenate="false"/>
    </style:style>
    <style:style style:name="Обычный_20_1-outline2" style:display-name="Обычный 1-outline2" style:family="presentation" style:parent-style-name="Обычный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Обычный_20_1-outline3" style:display-name="Обычный 1-outline3" style:family="presentation" style:parent-style-name="Обычный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4" style:display-name="Обычный 1-outline4" style:family="presentation" style:parent-style-name="Обычный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uk" fo:country="UA" fo:font-style="normal" fo:text-shadow="none" style:text-underline-style="none" fo:font-weight="normal" style:letter-kerning="true" style:font-family-asian="'Microsoft YaHei'" style:font-family-generic-asian="system" style:font-pitch-asian="variable" style:font-size-asian="18pt" style:language-asian="uk" style:country-asian="UA" style:font-style-asian="normal" style:font-weight-asian="normal" style:font-family-complex="Arial" style:font-family-generic-complex="system" style:font-pitch-complex="variable" style:font-size-complex="18pt" style:language-complex="uk" style:country-complex="UA"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width="4.335cm" draw:fill-image-height="4.335cm" style:repeat="repeat" draw:fill-image-ref-point-x="0%" draw:fill-image-ref-point-y="0%" draw:fill-image-ref-point="top-lef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Обычный-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Обычный-backgroundobjects">
      <style:graphic-properties draw:stroke="none" draw:fill="none" draw:fill-color="#ffffff" draw:auto-grow-height="false" fo:min-height="1.485cm"/>
    </style:style>
    <style:style style:name="Mpr4" style:family="presentation" style:parent-style-name="Обычный-backgroundobjects">
      <style:graphic-properties draw:stroke="none" draw:fill="none" draw:fill-color="#ffffff" draw:textarea-vertical-align="bottom" draw:auto-grow-height="false" fo:min-height="1.485cm"/>
    </style:style>
    <style:style style:name="Mpr5" style:family="presentation" style:parent-style-name="Обычный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Обычный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Обычный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Обычный_20_1-backgroundobjects">
      <style:graphic-properties draw:stroke="none" draw:fill="none" draw:fill-color="#ffffff" draw:auto-grow-height="false" fo:min-height="1.485cm"/>
    </style:style>
    <style:style style:name="Mpr9" style:family="presentation" style:parent-style-name="Обычный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0"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draw:name="Заголовок 1" presentation:style-name="Mpr1" draw:text-style-name="MP4" draw:layer="backgroundobjects" svg:width="25.399cm" svg:height="6.631cm" svg:x="4.233cm" svg:y="3.118cm" presentation:class="title" presentation:user-transformed="true">
        <draw:text-box>
          <text:p text:style-name="MP3"><text:span text:style-name="MT2">Для правки текста заголовка щелкните мышьюОбразец заголовка</text:span></text:p>
        </draw:text-box>
      </draw:frame>
      <draw:frame draw:name="Дата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9-08-19">19/8/19</text:date></text:span></text:p>
        </draw:text-box>
      </draw:frame>
      <draw:frame draw:name="Нижний колонтитул 4" presentation:style-name="Mpr2" draw:text-style-name="MP7" draw:layer="backgroundobjects" svg:width="11.429cm" svg:height="1.013cm" svg:x="11.218cm" svg:y="17.657cm" presentation:class="footer" presentation:user-transformed="true">
        <draw:text-box>
          <text:p/>
        </draw:text-box>
      </draw:frame>
      <draw:frame draw:name="Номер слайда 5" presentation:style-name="Mpr2" draw:text-style-name="MP8" draw:layer="backgroundobjects" svg:width="7.619cm" svg:height="1.013cm" svg:x="23.918cm" svg:y="17.657cm" presentation:class="page-number" presentation:user-transformed="true">
        <draw:text-box>
          <text:p text:style-name="MP5"><text:span text:style-name="MT3"><text:page-number>&lt;номер&gt;</text:page-number></text:span></text:p>
        </draw:text-box>
      </draw:frame>
      <draw:frame presentation:style-name="Обычный-outline1" draw:layer="backgroundobjects" svg:width="30.479cm" svg:height="12.572cm" svg:x="1.693cm" svg:y="4.457cm" presentation:class="outlin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1">
      <office:forms form:automatic-focus="false" form:apply-design-mode="false"/>
      <draw:frame draw:name="Заголовок 1" presentation:style-name="Mpr5" draw:text-style-name="MP4" draw:layer="backgroundobjects" svg:width="29.209cm" svg:height="3.681cm" svg:x="2.328cm" svg:y="1.014cm" presentation:class="title" presentation:user-transformed="true">
        <draw:text-box>
          <text:p text:style-name="MP3"><text:span text:style-name="MT4">Для правки текста заголовка щелкните мышьюОбразец заголовка</text:span></text:p>
        </draw:text-box>
      </draw:frame>
      <draw:frame draw:name="Объект 2" presentation:style-name="Mpr6" draw:text-style-name="MP4" draw:layer="backgroundobjects" svg:width="29.209cm" svg:height="12.086cm" svg:x="2.328cm" svg:y="5.071cm" presentation:class="outline" presentation:user-transformed="true">
        <draw:text-box>
          <text:list text:style-name="ML3">
            <text:list-item>
              <text:p><text:span text:style-name="MT5">Для правки структуры щелкните мышью</text:span></text:p>
              <text:list>
                <text:list-item>
                  <text:p><text:span text:style-name="MT5">Второй уровень структуры</text:span></text:p>
                  <text:list>
                    <text:list-item>
                      <text:p><text:span text:style-name="MT5">Третий уровень структуры</text:span></text:p>
                      <text:list>
                        <text:list-item>
                          <text:p><text:span text:style-name="MT5">Четвёртый уровень структуры</text:span></text:p>
                          <text:list>
                            <text:list-item>
                              <text:p><text:span text:style-name="MT5">Пятый уровень структуры</text:span></text:p>
                              <text:list>
                                <text:list-item>
                                  <text:p><text:span text:style-name="MT5">Шестой уровень структуры</text:span></text:p>
                                  <text:list>
                                    <text:list-item>
                                      <text:p><text:span text:style-name="MT5">Седьмой уровень структуры</text:span></text:p>
                                      <text:list>
                                        <text:list-item>
                                          <text:p><text:span text:style-name="MT5">Восьмой уровень структуры</text:span></text:p>
                                        </text:list-item>
                                      </text:list>
                                    </text:list-item>
                                  </text:list>
                                </text:list-item>
                              </text:list>
                            </text:list-item>
                          </text:list>
                        </text:list-item>
                      </text:list>
                    </text:list-item>
                  </text:list>
                </text:list-item>
              </text:list>
            </text:list-item>
          </text:list>
          <text:list text:style-name="ML4">
            <text:list-item>
              <text:p text:style-name="MP9"><text:span text:style-name="MT5">Девятый уровень структурыОбразец текста</text:span></text:p>
            </text:list-item>
          </text:list>
          <text:list text:style-name="ML5">
            <text:list-item>
              <text:list>
                <text:list-item>
                  <text:p text:style-name="MP10"><text:span text:style-name="MT6">Второй уровень</text:span></text:p>
                </text:list-item>
              </text:list>
            </text:list-item>
          </text:list>
          <text:list text:style-name="ML6">
            <text:list-item>
              <text:list>
                <text:list-item>
                  <text:list>
                    <text:list-item>
                      <text:p text:style-name="MP10"><text:span text:style-name="MT7">Третий уровень</text:span></text:p>
                    </text:list-item>
                  </text:list>
                </text:list-item>
              </text:list>
            </text:list-item>
          </text:list>
          <text:list text:style-name="ML7">
            <text:list-item>
              <text:list>
                <text:list-item>
                  <text:list>
                    <text:list-item>
                      <text:list>
                        <text:list-item>
                          <text:p text:style-name="MP10"><text:span text:style-name="MT3">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0"><text:span text:style-name="MT3">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9-08-19">19/8/19</text:date></text:span></text:p>
        </draw:text-box>
      </draw:frame>
      <draw:frame draw:name="Нижний колонтитул 4" presentation:style-name="Mpr7" draw:text-style-name="MP7" draw:layer="backgroundobjects" svg:width="11.429cm" svg:height="1.013cm" svg:x="11.218cm" svg:y="17.657cm" presentation:class="footer" presentation:user-transformed="true">
        <draw:text-box>
          <text:p/>
        </draw:text-box>
      </draw:frame>
      <draw:frame draw:name="Номер слайда 5" presentation:style-name="Mpr7" draw:text-style-name="MP8" draw:layer="backgroundobjects" svg:width="7.619cm" svg:height="1.013cm" svg:x="23.918cm" svg:y="17.657cm" presentation:class="page-number" presentation:user-transformed="true">
        <draw:text-box>
          <text:p text:style-name="MP5"><text:span text:style-name="MT3"><text:page-number>&lt;номер&gt;</text:page-number></text:span></text:p>
        </draw:text-box>
      </draw:frame>
      <presentation:notes style:page-layout-name="PM0">
        <draw:page-thumbnail presentation:style-name="Обычный_20_1-title" draw:layer="backgroundobjects" svg:width="19.798cm" svg:height="11.136cm" svg:x="0.6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8-19T13:56:02.80</dc:date>
    <dc:creator>Lybomyr </dc:creator>
    <meta:generator>OpenOffice/4.1.6$Win32 OpenOffice.org_project/416m1$Build-9790</meta:generator>
    <meta:editing-duration>PT1H1M25S</meta:editing-duration>
    <meta:editing-cycles>6</meta:editing-cycles>
    <meta:document-statistic meta:object-count="174"/>
  </office:meta>
</office:document-meta>
</file>